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gure Captions</text:p>
      <text:p text:style-name="P1"/>
      <text:p text:style-name="P1"><text:span text:style-name="T1">Fig. 1</text:span> <text:s/>Map of the Columbia River estuary with the sampling site location marked. </text:p>
      <text:p text:style-name="P1"/>
      <text:p text:style-name="P1"><text:span text:style-name="T1">Fig. 2</text:span> <text:s/>Time series of environmental data from the sampling site including (a) temperature and salinity in surface waters, overlain with a low-pass filter represented by the grey and black lines, (b) post-low-pass filtered PAR (?), and (c) measurements of ammonia, nitrate, and phosphate concentrations in surface waters. Temperature, salinity (a), and PAR measurements (b) were determined via moored sensors (?). Nutrient measurements (c) were taken from discrete water samples. </text:p>
      <text:p text:style-name="P1"/>
      <text:p text:style-name="P1"><text:span text:style-name="T1">Fig. 3</text:span> <text:s/>Time series of SeaFlow measurements of cryptophyte cell abundance, with each plot showing data collected for a specific week. Grey points represent individual time points and the black line overlain represents the data after a low-pass filter was applied. Shading within the plot shows the tidal cycles, with the beginning of each grey region corresponding to low tide and the beginning of each white region corresponding to high tide. </text:p>
      <text:p text:style-name="P1"/>
      <text:p text:style-name="P1"><text:span text:style-name="T1">Fig. 4</text:span> <text:s/>Time series of the model estimates of mean daily division rate for the cryptophyte population separated by week. Vertical bars represent the standard error of the average of 24 model estimates. <text:s/>Shading within the plot shows the tidal cycles, with the beginning of each grey region corresponding to low tide and the beginning of each white region corresponding to high tide. </text:p>
      <text:p text:style-name="P1"/>
      <text:p text:style-name="P1"><text:span text:style-name="T1">Fig. 5</text:span> <text:s/>Plots of nitrate (a), phosphate (b), ammonia (c), and PAR (d) vs. the mean daily division rates of the cryptophyte population.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1:14:25</meta:creation-date>
    <dc:date>2015-07-23T11:53:39</dc:date>
    <meta:editing-duration>PT22M59S</meta:editing-duration>
    <meta:editing-cycles>5</meta:editing-cycles>
    <meta:generator>LibreOffice/3.5$MacOSX_x86 LibreOffice_project/281b639-6baa1d3-ef66a77-d866f25-f36d45f</meta:generator>
    <meta:document-statistic meta:table-count="0" meta:image-count="0" meta:object-count="0" meta:page-count="1" meta:paragraph-count="6" meta:word-count="243" meta:character-count="1539" meta:non-whitespace-character-count="1291"/>
  </office:meta>
</office:document-meta>
</file>